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>
      <style:text-properties fo:font-style="italic" style:font-style-asian="italic" style:font-style-complex="italic"/>
    </style:style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ffffff"/>
    </style:style>
    <style:style style:name="T10_2" style:family="text">
      <style:text-properties fo:background-color="#ffffff"/>
    </style:style>
    <style:style style:name="T10_3" style:family="text">
      <style:text-properties fo:background-color="#ffffff"/>
    </style:style>
    <style:style style:name="T10_4" style:family="text">
      <style:text-properties fo:background-color="#ffffff"/>
    </style:style>
    <style:style style:name="T10_5" style:family="text"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/>
    <style:style style:name="T11_16" style:family="text">
      <style:text-properties fo:background-color="#ffffff" fo:color="#3b81f5" style:text-underline-style="solid" style:text-underline-color="font-color"/>
    </style:style>
    <style:style style:name="T11_17" style:family="text">
      <style:text-properties fo:background-color="#ffffff"/>
    </style:style>
    <style:style style:name="T11_18" style:family="text"/>
    <style:style style:name="T11_19" style:family="text">
      <style:text-properties fo:color="#1155cc" style:text-underline-style="solid" style:text-underline-color="font-color"/>
    </style:style>
    <style:style style:name="T11_20" style:family="text"/>
    <style:style style:name="T11_21" style:family="text">
      <style:text-properties fo:color="#1155cc" style:text-underline-style="solid" style:text-underline-color="font-color"/>
    </style:style>
    <style:style style:name="T11_22" style:family="text"/>
    <style:style style:name="T11_23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P22" style:family="paragraph" style:parent-style-name="Standard">
      <style:paragraph-properties fo:text-align="left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text-align="left" fo:break-before="auto" fo:line-height="115%" fo:margin-top="-0.106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left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text-align="left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text-align="left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text-align="left" fo:break-before="auto" fo:line-height="115%" fo:margin-top="-0.106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left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text-align="left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P34" style:family="paragraph" style:parent-style-name="Standard">
      <style:paragraph-properties fo:text-align="left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37_10" style:family="text">
      <style:text-properties fo:font-weight="bold" style:font-weight-asian="bold" style:font-weight-complex="bold"/>
    </style:style>
    <style:style style:name="T37_11" style:family="text">
      <style:text-properties fo:font-weight="bold" style:font-weight-asian="bold" style:font-weight-complex="bold"/>
    </style:style>
    <style:style style:name="T37_12" style:family="text">
      <style:text-properties fo:font-weight="bold" style:font-weight-asian="bold" style:font-weight-complex="bold"/>
    </style:style>
    <style:style style:name="T37_13" style:family="text">
      <style:text-properties fo:font-weight="bold" style:font-weight-asian="bold" style:font-weight-complex="bold"/>
    </style:style>
    <style:style style:name="T37_14" style:family="text">
      <style:text-properties fo:font-weight="bold" style:font-weight-asian="bold" style:font-weight-complex="bold"/>
    </style:style>
    <style:style style:name="T37_15" style:family="text">
      <style:text-properties fo:font-weight="bold" style:font-weight-asian="bold" style:font-weight-complex="bold"/>
    </style:style>
    <style:style style:name="T37_16" style:family="text">
      <style:text-properties fo:font-weight="bold" style:font-weight-asian="bold" style:font-weight-complex="bold"/>
    </style:style>
    <style:style style:name="T37_17" style:family="text">
      <style:text-properties fo:font-weight="bold" style:font-weight-asian="bold" style:font-weight-complex="bold"/>
    </style:style>
    <style:style style:name="T37_18" style:family="text">
      <style:text-properties fo:font-weight="bold" style:font-weight-asian="bold" style:font-weight-complex="bold"/>
    </style:style>
    <style:style style:name="T37_19" style:family="text">
      <style:text-properties fo:font-weight="bold" style:font-weight-asian="bold" style:font-weight-complex="bold"/>
    </style:style>
    <style:style style:name="T37_20" style:family="text">
      <style:text-properties fo:font-weight="bold" style:font-weight-asian="bold" style:font-weight-complex="bold"/>
    </style:style>
    <style:style style:name="T37_21" style:family="text">
      <style:text-properties fo:font-weight="bold" style:font-weight-asian="bold" style:font-weight-complex="bold"/>
    </style:style>
    <style:style style:name="T37_22" style:family="text">
      <style:text-properties fo:font-weight="bold" style:font-weight-asian="bold" style:font-weight-complex="bold"/>
    </style:style>
    <style:style style:name="T37_23" style:family="text">
      <style:text-properties fo:font-weight="bold" style:font-weight-asian="bold" style:font-weight-complex="bold"/>
    </style:style>
    <style:style style:name="T37_24" style:family="text">
      <style:text-properties fo:font-weight="bold" style:font-weight-asian="bold" style:font-weight-complex="bold"/>
    </style:style>
    <style:style style:name="T37_25" style:family="text">
      <style:text-properties fo:font-weight="bold" style:font-weight-asian="bold" style:font-weight-complex="bold"/>
    </style:style>
    <style:style style:name="T37_26" style:family="text">
      <style:text-properties fo:font-weight="bold" style:font-weight-asian="bold" style:font-weight-complex="bold"/>
    </style:style>
    <style:style style:name="T37_27" style:family="text">
      <style:text-properties fo:font-weight="bold" style:font-weight-asian="bold" style:font-weight-complex="bold"/>
    </style:style>
    <style:style style:name="T37_28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T55_6" style:family="text">
      <style:text-properties fo:font-weight="bold" style:font-weight-asian="bold" style:font-weight-complex="bold"/>
    </style:style>
    <style:style style:name="T55_7" style:family="text">
      <style:text-properties fo:font-weight="bold" style:font-weight-asian="bold" style:font-weight-complex="bold"/>
    </style:style>
    <style:style style:name="T55_8" style:family="text">
      <style:text-properties fo:font-weight="bold" style:font-weight-asian="bold" style:font-weight-complex="bold"/>
    </style:style>
    <style:style style:name="T55_9" style:family="text">
      <style:text-properties fo:font-weight="bold" style:font-weight-asian="bold" style:font-weight-complex="bold"/>
    </style:style>
    <style:style style:name="T55_10" style:family="text">
      <style:text-properties fo:font-weight="bold" style:font-weight-asian="bold" style:font-weight-complex="bold"/>
    </style:style>
    <style:style style:name="T55_11" style:family="text">
      <style:text-properties fo:font-weight="bold" style:font-weight-asian="bold" style:font-weight-complex="bold"/>
    </style:style>
    <style:style style:name="T55_12" style:family="text">
      <style:text-properties fo:font-weight="bold" style:font-weight-asian="bold" style:font-weight-complex="bold"/>
    </style:style>
    <style:style style:name="T55_13" style:family="text">
      <style:text-properties fo:font-weight="bold" style:font-weight-asian="bold" style:font-weight-complex="bold"/>
    </style:style>
    <style:style style:name="T55_14" style:family="text">
      <style:text-properties fo:font-weight="bold" style:font-weight-asian="bold" style:font-weight-complex="bold"/>
    </style:style>
    <style:style style:name="T55_15" style:family="text">
      <style:text-properties fo:font-weight="bold" style:font-weight-asian="bold" style:font-weight-complex="bold"/>
    </style:style>
    <style:style style:name="T55_16" style:family="text">
      <style:text-properties fo:font-weight="bold" style:font-weight-asian="bold" style:font-weight-complex="bold"/>
    </style:style>
    <style:style style:name="T55_17" style:family="text">
      <style:text-properties fo:font-weight="bold" style:font-weight-asian="bold" style:font-weight-complex="bold"/>
    </style:style>
    <style:style style:name="T55_18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T57_15" style:family="text"/>
    <style:style style:name="T57_16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>
      <style:text-properties fo:color="#1155cc" style:text-underline-style="solid" style:text-underline-color="font-color"/>
    </style:style>
    <style:style style:name="T58_8" style:family="text">
      <style:text-properties fo:color="#1155cc" style:text-underline-style="solid" style:text-underline-color="font-color"/>
    </style:style>
    <style:style style:name="T58_9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</office:automatic-styles>
  <office:body>
    <office:text>
      <text:p text:style-name="P1"><text:span text:style-name="T1_1">Vision</text:span></text:p>
      <text:p text:style-name="P2"><text:span text:style-name="T2_1">The</text:span><text:span text:style-name="T2_2"><text:s/></text:span><text:span text:style-name="T2_3">goal</text:span><text:span text:style-name="T2_4"><text:s/></text:span><text:span text:style-name="T2_5">of</text:span><text:span text:style-name="T2_6"><text:s/></text:span><text:span text:style-name="T2_7">Science</text:span><text:span text:style-name="T2_8"><text:s/></text:span><text:span text:style-name="T2_9">Hack</text:span><text:span text:style-name="T2_10"><text:s/></text:span><text:span text:style-name="T2_11">Day</text:span><text:span text:style-name="T2_12"><text:s/></text:span><text:span text:style-name="T2_13">is</text:span><text:span text:style-name="T2_14"><text:s/></text:span><text:span text:style-name="T2_15">to</text:span><text:span text:style-name="T2_16"><text:s/></text:span><text:span text:style-name="T2_17">bring</text:span><text:span text:style-name="T2_18"><text:s/></text:span><text:span text:style-name="T2_19">people</text:span><text:span text:style-name="T2_20"><text:s/></text:span><text:span text:style-name="T2_21">together</text:span><text:span text:style-name="T2_22"><text:s/></text:span><text:span text:style-name="T2_23">from</text:span><text:span text:style-name="T2_24"><text:s/></text:span><text:span text:style-name="T2_25">diverse</text:span><text:span text:style-name="T2_26"><text:s/></text:span><text:span text:style-name="T2_27">backgrounds</text:span><text:span text:style-name="T2_28"><text:s/></text:span><text:span text:style-name="T2_29">who</text:span><text:span text:style-name="T2_30"><text:s/></text:span><text:span text:style-name="T2_31">are</text:span><text:span text:style-name="T2_32"><text:s/></text:span><text:span text:style-name="T2_33">excited</text:span><text:span text:style-name="T2_34"><text:s/></text:span><text:span text:style-name="T2_35">about</text:span><text:span text:style-name="T2_36"><text:s/></text:span><text:span text:style-name="T2_37">making</text:span><text:span text:style-name="T2_38"><text:s/></text:span><text:span text:style-name="T2_39">things</text:span><text:span text:style-name="T2_40"><text:s/></text:span><text:span text:style-name="T2_41">with</text:span><text:span text:style-name="T2_42"><text:s/></text:span><text:span text:style-name="T2_43">science</text:span><text:span text:style-name="T2_44">.<text:s/></text:span></text:p>
      <text:p text:style-name="P3"/>
      <text:p text:style-name="P4"><text:span text:style-name="T4_1">What</text:span><text:span text:style-name="T4_2"><text:s/></text:span><text:span text:style-name="T4_3">happens</text:span><text:span text:style-name="T4_4"><text:s/></text:span><text:span text:style-name="T4_5">at</text:span><text:span text:style-name="T4_6"><text:s/></text:span><text:span text:style-name="T4_7">a</text:span><text:span text:style-name="T4_8"><text:s/></text:span><text:span text:style-name="T4_9">Science</text:span><text:span text:style-name="T4_10"><text:s/></text:span><text:span text:style-name="T4_11">Hack</text:span><text:span text:style-name="T4_12"><text:s/></text:span><text:span text:style-name="T4_13">day</text:span><text:span text:style-name="T4_14">?<text:s/></text:span><text:span text:style-name="T4_15">Bioinformaticians</text:span><text:span text:style-name="T4_16">,<text:s/></text:span><text:span text:style-name="T4_17">cell</text:span><text:span text:style-name="T4_18"><text:s/></text:span><text:span text:style-name="T4_19">biologists</text:span><text:span text:style-name="T4_20">,<text:s/></text:span><text:span text:style-name="T4_21">developers</text:span><text:span text:style-name="T4_22">,<text:s/></text:span><text:span text:style-name="T4_23">designers</text:span><text:span text:style-name="T4_24">,<text:s/></text:span><text:span text:style-name="T4_25">roboticists</text:span><text:span text:style-name="T4_26">,<text:s/></text:span><text:span text:style-name="T4_27">and</text:span><text:span text:style-name="T4_28"><text:s/></text:span><text:span text:style-name="T4_29">neuroscientists</text:span><text:span text:style-name="T4_30"><text:s/></text:span><text:span text:style-name="T4_31">will</text:span><text:span text:style-name="T4_32"><text:s/></text:span><text:span text:style-name="T4_33">come</text:span><text:span text:style-name="T4_34"><text:s/></text:span><text:span text:style-name="T4_35">together</text:span><text:span text:style-name="T4_36"><text:s/></text:span><text:span text:style-name="T4_37">at</text:span><text:span text:style-name="T4_38"><text:s/></text:span><text:span text:style-name="T4_39">the</text:span><text:span text:style-name="T4_40"><text:s/></text:span><text:span text:style-name="T4_41">XOXO</text:span><text:span text:style-name="T4_42"><text:s/></text:span><text:span text:style-name="T4_43">Outpost</text:span><text:span text:style-name="T4_44"><text:s/></text:span><text:span text:style-name="T4_45">with</text:span><text:span text:style-name="T4_46"><text:s/></text:span><text:span text:style-name="T4_47">time</text:span><text:span text:style-name="T4_48">,<text:s/></text:span><text:span text:style-name="T4_49">space</text:span><text:span text:style-name="T4_50">,<text:s/></text:span><text:span text:style-name="T4_51">and</text:span><text:span text:style-name="T4_52"><text:s/></text:span><text:span text:style-name="T4_53">tools</text:span><text:span text:style-name="T4_54"><text:s/></text:span><text:span text:style-name="T4_55">to</text:span><text:span text:style-name="T4_56"><text:s/></text:span><text:span text:style-name="T4_57">tackle</text:span><text:span text:style-name="T4_58"><text:s/></text:span><text:span text:style-name="T4_59">seriously</text:span><text:span text:style-name="T4_60"><text:s/></text:span><text:span text:style-name="T4_61">fun</text:span><text:span text:style-name="T4_62"><text:s/></text:span><text:span text:style-name="T4_63">projects</text:span><text:span text:style-name="T4_64"><text:s/></text:span><text:span text:style-name="T4_65">and</text:span><text:span text:style-name="T4_66"><text:s/></text:span><text:span text:style-name="T4_67">build</text:span><text:span text:style-name="T4_68"><text:s/></text:span><text:span text:style-name="T4_69">new</text:span><text:span text:style-name="T4_70"><text:s/></text:span><text:span text:style-name="T4_71">interdisciplinary</text:span><text:span text:style-name="T4_72"><text:s/></text:span><text:span text:style-name="T4_73">connections</text:span><text:span text:style-name="T4_74">.<text:s/></text:span><text:span text:style-name="T4_75">We</text:span><text:span text:style-name="T4_76"><text:s/></text:span><text:span text:style-name="T4_77">have</text:span><text:span text:style-name="T4_78"><text:s/></text:span><text:span text:style-name="T4_79">invited</text:span><text:span text:style-name="T4_80"><text:s/></text:span><text:span text:style-name="T4_81">scientists</text:span><text:span text:style-name="T4_82"><text:s/></text:span><text:span text:style-name="T4_83">from</text:span><text:span text:style-name="T4_84"><text:s/></text:span><text:span text:style-name="T4_85">all</text:span><text:span text:style-name="T4_86"><text:s/></text:span><text:span text:style-name="T4_87">fields</text:span><text:span text:style-name="T4_88"><text:s/></text:span><text:span text:style-name="T4_89">to</text:span><text:span text:style-name="T4_90"><text:s/></text:span><text:span text:style-name="T4_91">partner</text:span><text:span text:style-name="T4_92"><text:s/></text:span><text:span text:style-name="T4_93">with</text:span><text:span text:style-name="T4_94"><text:s/></text:span><text:span text:style-name="T4_95">designers</text:span><text:span text:style-name="T4_96">,<text:s/></text:span><text:span text:style-name="T4_97">developers</text:span><text:span text:style-name="T4_98">,<text:s/></text:span><text:span text:style-name="T4_99">and</text:span><text:span text:style-name="T4_100"><text:s/></text:span><text:span text:style-name="T4_101">other</text:span><text:span text:style-name="T4_102"><text:s/></text:span><text:span text:style-name="T4_103">science</text:span><text:span text:style-name="T4_104"><text:s/></text:span><text:span text:style-name="T4_105">enthusiasts</text:span><text:span text:style-name="T4_106"><text:s/></text:span><text:span text:style-name="T4_107">to</text:span><text:span text:style-name="T4_108"><text:s/></text:span><text:span text:style-name="T4_109">build</text:span><text:span text:style-name="T4_110"><text:s/></text:span><text:span text:style-name="T4_111">and</text:span><text:span text:style-name="T4_112"><text:s/></text:span><text:span text:style-name="T4_113">team</text:span><text:span text:style-name="T4_114">,<text:s/></text:span><text:span text:style-name="T4_115">develop</text:span><text:span text:style-name="T4_116"><text:s/></text:span><text:span text:style-name="T4_117">a</text:span><text:span text:style-name="T4_118"><text:s/></text:span><text:span text:style-name="T4_119">project</text:span><text:span text:style-name="T4_120">,<text:s/></text:span><text:span text:style-name="T4_121">get</text:span><text:span text:style-name="T4_122"><text:s/></text:span><text:span text:style-name="T4_123">out</text:span><text:span text:style-name="T4_124"><text:s/></text:span><text:span text:style-name="T4_125">of</text:span><text:span text:style-name="T4_126"><text:s/></text:span><text:span text:style-name="T4_127">their</text:span><text:span text:style-name="T4_128"><text:s/></text:span><text:span text:style-name="T4_129">comfort</text:span><text:span text:style-name="T4_130"><text:s/></text:span><text:span text:style-name="T4_131">zone</text:span><text:span text:style-name="T4_132">,<text:s/></text:span><text:span text:style-name="T4_133">and</text:span><text:span text:style-name="T4_134"><text:s/></text:span><text:span text:style-name="T4_135">make</text:span><text:span text:style-name="T4_136"><text:s/></text:span><text:span text:style-name="T4_137">it</text:span><text:span text:style-name="T4_138"><text:s/></text:span><text:span text:style-name="T4_139">happen</text:span><text:span text:style-name="T4_140">!<text:s/></text:span></text:p>
      <text:p text:style-name="P5"/>
      <text:p text:style-name="P6"><text:span text:style-name="T6_1">Sponsors</text:span><text:span text:style-name="T6_2"><text:s/></text:span><text:span text:style-name="T6_3">help</text:span><text:span text:style-name="T6_4"><text:s/></text:span><text:span text:style-name="T6_5">to</text:span><text:span text:style-name="T6_6"><text:s/></text:span><text:span text:style-name="T6_7">keep</text:span><text:span text:style-name="T6_8"><text:s/></text:span><text:span text:style-name="T6_9">this</text:span><text:span text:style-name="T6_10"><text:s/></text:span><text:span text:style-name="T6_11">event</text:span><text:span text:style-name="T6_12"><text:s/></text:span><text:span text:style-name="T6_13">free</text:span><text:span text:style-name="T6_14"><text:s/></text:span><text:span text:style-name="T6_15">and</text:span><text:span text:style-name="T6_16"><text:s/></text:span><text:span text:style-name="T6_17">accessible</text:span><text:span text:style-name="T6_18"><text:s/></text:span><text:span text:style-name="T6_19">for</text:span><text:span text:style-name="T6_20"><text:s/></text:span><text:span text:style-name="T6_21">all</text:span><text:span text:style-name="T6_22">,<text:s/></text:span><text:span text:style-name="T6_23">well</text:span><text:span text:style-name="T6_24"><text:s/></text:span><text:span text:style-name="T6_25">stocked</text:span><text:span text:style-name="T6_26"><text:s/></text:span><text:span text:style-name="T6_27">with</text:span><text:span text:style-name="T6_28"><text:s/></text:span><text:span text:style-name="T6_29">tools</text:span><text:span text:style-name="T6_30"><text:s/></text:span><text:span text:style-name="T6_31">and</text:span><text:span text:style-name="T6_32"><text:s/></text:span><text:span text:style-name="T6_33">materials</text:span><text:span text:style-name="T6_34">,<text:s/></text:span><text:span text:style-name="T6_35">and</text:span><text:span text:style-name="T6_36"><text:s/></text:span><text:span text:style-name="T6_37">fueled</text:span><text:span text:style-name="T6_38"><text:s/></text:span><text:span text:style-name="T6_39">by</text:span><text:span text:style-name="T6_40"><text:s/></text:span><text:span text:style-name="T6_41">food</text:span><text:span text:style-name="T6_42"><text:s/></text:span><text:span text:style-name="T6_43">and</text:span><text:span text:style-name="T6_44"><text:s/></text:span><text:span text:style-name="T6_45">caffeine</text:span><text:span text:style-name="T6_46">.<text:s/></text:span><text:span text:style-name="T6_47">Science</text:span><text:span text:style-name="T6_48"><text:s/></text:span><text:span text:style-name="T6_49">Hack</text:span><text:span text:style-name="T6_50"><text:s/></text:span><text:span text:style-name="T6_51">Day</text:span><text:span text:style-name="T6_52"><text:s/></text:span><text:span text:style-name="T6_53">PDX</text:span><text:span text:style-name="T6_54"><text:s/></text:span><text:span text:style-name="T6_55">is</text:span><text:span text:style-name="T6_56"><text:s/></text:span><text:span text:style-name="T6_57">organized</text:span><text:span text:style-name="T6_58"><text:s/></text:span><text:span text:style-name="T6_59">by</text:span><text:span text:style-name="T6_60"><text:s/></text:span><text:span text:style-name="T6_61">a</text:span><text:span text:style-name="T6_62"><text:s/></text:span><text:span text:style-name="T6_63">team</text:span><text:span text:style-name="T6_64"><text:s/></text:span><text:span text:style-name="T6_65">of</text:span><text:span text:style-name="T6_66"><text:s/></text:span><text:span text:style-name="T6_67">experienced</text:span><text:span text:style-name="T6_68"><text:s/></text:span><text:span text:style-name="T6_69">volunteers</text:span><text:span text:style-name="T6_70"><text:s/></text:span><text:span text:style-name="T6_71">from</text:span><text:span text:style-name="T6_72"><text:s/></text:span><text:span text:style-name="T6_73">diverse</text:span><text:span text:style-name="T6_74"><text:s/></text:span><text:span text:style-name="T6_75">backgrounds</text:span><text:span text:style-name="T6_76"><text:s/></text:span><text:span text:style-name="T6_77">from</text:span><text:span text:style-name="T6_78"><text:s/></text:span><text:span text:style-name="T6_79">software</text:span><text:span text:style-name="T6_80"><text:s/></text:span><text:span text:style-name="T6_81">development</text:span><text:span text:style-name="T6_82">,<text:s/></text:span><text:span text:style-name="T6_83">librarians</text:span><text:span text:style-name="T6_84">,<text:s/></text:span><text:span text:style-name="T6_85">to</text:span><text:span text:style-name="T6_86"><text:s/></text:span><text:span text:style-name="T6_87">neuroscientists</text:span><text:span text:style-name="T6_88"><text:s/></text:span><text:span text:style-name="T6_89">who</text:span><text:span text:style-name="T6_90"><text:s/></text:span><text:span text:style-name="T6_91">are</text:span><text:span text:style-name="T6_92"><text:s/></text:span><text:span text:style-name="T6_93">passionate</text:span><text:span text:style-name="T6_94"><text:s/></text:span><text:span text:style-name="T6_95">about</text:span><text:span text:style-name="T6_96"><text:s/></text:span><text:span text:style-name="T6_97">bringing</text:span><text:span text:style-name="T6_98"><text:s/></text:span><text:span text:style-name="T6_99">science</text:span><text:span text:style-name="T6_100"><text:s/></text:span><text:span text:style-name="T6_101">and</text:span><text:span text:style-name="T6_102"><text:s/></text:span><text:span text:style-name="T6_103">technology</text:span><text:span text:style-name="T6_104"><text:s/></text:span><text:span text:style-name="T6_105">together</text:span><text:span text:style-name="T6_106">.</text:span></text:p>
      <text:p text:style-name="P7"/>
      <text:p text:style-name="P8"><text:span text:style-name="T8_1">Event</text:span><text:span text:style-name="T8_2"><text:s/></text:span><text:span text:style-name="T8_3">details</text:span></text:p>
      <text:p text:style-name="P9"><text:span text:style-name="T9_1">When</text:span><text:span text:style-name="T9_2"><text:s/>-<text:s/></text:span><text:span text:style-name="T9_3">Friday</text:span><text:span text:style-name="T9_4">,<text:s/></text:span><text:span text:style-name="T9_5">October</text:span><text:span text:style-name="T9_6"><text:s/>7</text:span><text:span text:style-name="T9_7">th</text:span><text:span text:style-name="T9_8"><text:s/></text:span><text:span text:style-name="T9_9">at</text:span><text:span text:style-name="T9_10"><text:s/></text:span><text:span text:style-name="T9_11">6:30</text:span><text:span text:style-name="T9_12">pm</text:span><text:span text:style-name="T9_13"><text:s/></text:span><text:span text:style-name="T9_14">through</text:span><text:span text:style-name="T9_15"><text:s/></text:span><text:span text:style-name="T9_16">Sunday</text:span><text:span text:style-name="T9_17"><text:s/></text:span><text:span text:style-name="T9_18">October</text:span><text:span text:style-name="T9_19"><text:s/>9</text:span><text:span text:style-name="T9_20">th</text:span><text:span text:style-name="T9_21"><text:s/>4</text:span><text:span text:style-name="T9_22">pm</text:span></text:p>
      <text:p text:style-name="P10"><text:span text:style-name="T10_1">Where</text:span><text:span text:style-name="T10_2"><text:s/>-<text:s/></text:span><text:span text:style-name="T10_3">Portland</text:span><text:span text:style-name="T10_4">,<text:s/></text:span><text:span text:style-name="T10_5">OR</text:span></text:p>
      <text:p text:style-name="P11"><text:span text:style-name="T11_1">Venue</text:span><text:span text:style-name="T11_2"><text:s/>-<text:s/></text:span><text:span text:style-name="T11_3">XOXO</text:span><text:span text:style-name="T11_4"><text:s/></text:span><text:span text:style-name="T11_5">Outpost</text:span><text:span text:style-name="T11_6"><text:s/></text:span><text:span text:style-name="T11_7">in</text:span><text:span text:style-name="T11_8"><text:s/></text:span><text:span text:style-name="T11_9">Inner</text:span><text:span text:style-name="T11_10"><text:s/></text:span><text:span text:style-name="T11_11">NE</text:span><text:span text:style-name="T11_12"><text:s/></text:span><text:span text:style-name="T11_13">Portland</text:span><text:span text:style-name="T11_14"><text:s/>(</text:span><text:span text:style-name="T11_15"><text:a xlink:type="simple" xlink:href="http://outpostpdx.com/"><text:span text:style-name="T11_16">map</text:span></text:a></text:span><text:span text:style-name="T11_17">).<text:s/></text:span><text:span text:style-name="T11_18"><text:a xlink:type="simple" xlink:href="https://outpostpdx.com/"><text:span text:style-name="T11_19">Outpostpdx</text:span></text:a></text:span><text:span text:style-name="T11_20"><text:a xlink:type="simple" xlink:href="https://outpostpdx.com/"><text:span text:style-name="T11_21">.</text:span></text:a></text:span><text:span text:style-name="T11_22"><text:a xlink:type="simple" xlink:href="https://outpostpdx.com/"><text:span text:style-name="T11_23">com</text:span></text:a></text:span></text:p>
      <text:p text:style-name="P12"><text:span text:style-name="T12_1">Web</text:span><text:span text:style-name="T12_2"><text:s/>-<text:s/></text:span><text:span text:style-name="T12_3"><text:a xlink:type="simple" xlink:href="http://portland.sciencehackday.org/"><text:span text:style-name="T12_4">portland</text:span></text:a></text:span><text:span text:style-name="T12_5"><text:a xlink:type="simple" xlink:href="http://portland.sciencehackday.org/"><text:span text:style-name="T12_6">.</text:span></text:a></text:span><text:span text:style-name="T12_7"><text:a xlink:type="simple" xlink:href="http://portland.sciencehackday.org/"><text:span text:style-name="T12_8">sciencehackday</text:span></text:a></text:span><text:span text:style-name="T12_9"><text:a xlink:type="simple" xlink:href="http://portland.sciencehackday.org/"><text:span text:style-name="T12_10">.</text:span></text:a></text:span><text:span text:style-name="T12_11"><text:a xlink:type="simple" xlink:href="http://portland.sciencehackday.org/"><text:span text:style-name="T12_12">org</text:span></text:a></text:span></text:p>
      <text:p text:style-name="P13"><text:span text:style-name="T13_1">Twitter</text:span><text:span text:style-name="T13_2"><text:s/>-<text:s/></text:span><text:span text:style-name="T13_3">Hashtag</text:span><text:span text:style-name="T13_4"><text:s/>#</text:span><text:span text:style-name="T13_5">pdxscience</text:span><text:span text:style-name="T13_6"><text:s/></text:span></text:p>
      <text:p text:style-name="P14"><text:span text:style-name="T14_1">Attendee</text:span><text:span text:style-name="T14_2"><text:s/></text:span><text:span text:style-name="T14_3">count</text:span><text:span text:style-name="T14_4"><text:s/>-<text:s/>120<text:s/></text:span></text:p>
      <text:p text:style-name="P15"><text:span text:style-name="T15_1">Speaking</text:span><text:span text:style-name="T15_2"><text:s/></text:span><text:span text:style-name="T15_3">Opportunities</text:span><text:span text:style-name="T15_4"><text:s/>-<text:s/></text:span><text:span text:style-name="T15_5">Yes</text:span></text:p>
      <text:p text:style-name="P16"><text:span text:style-name="T16_1">Email</text:span><text:span text:style-name="T16_2"><text:s/>-<text:s/></text:span><text:span text:style-name="T16_3">sciencehackdaypdx</text:span><text:span text:style-name="T16_4">@</text:span><text:span text:style-name="T16_5">gmail</text:span><text:span text:style-name="T16_6">.</text:span><text:span text:style-name="T16_7">com</text:span></text:p>
      <text:p text:style-name="P17"/>
      <text:p text:style-name="P18"><text:span text:style-name="T18_1">Format</text:span></text:p>
      <text:p text:style-name="P19"><text:span text:style-name="T19_1">Friday</text:span><text:span text:style-name="T19_2"><text:s/></text:span><text:span text:style-name="T19_3">October</text:span><text:span text:style-name="T19_4"><text:s/>7</text:span><text:span text:style-name="T19_5">th</text:span></text:p>
      <text:p text:style-name="P20"><text:span text:style-name="T20_1">6:30</text:span><text:span text:style-name="T20_2">PM</text:span><text:span text:style-name="T20_3"><text:s/>-<text:s/></text:span><text:span text:style-name="T20_4">Arrival</text:span><text:span text:style-name="T20_5"><text:s/></text:span><text:span text:style-name="T20_6">and</text:span><text:span text:style-name="T20_7"><text:s/></text:span><text:span text:style-name="T20_8">Registration</text:span></text:p>
      <text:p text:style-name="P21"><text:span text:style-name="T21_1">7:15</text:span><text:span text:style-name="T21_2">PM</text:span><text:span text:style-name="T21_3"><text:s/>-<text:s/></text:span><text:span text:style-name="T21_4">Opening</text:span><text:span text:style-name="T21_5"><text:s/></text:span><text:span text:style-name="T21_6">Lightning</text:span><text:span text:style-name="T21_7"><text:s/></text:span><text:span text:style-name="T21_8">Talks</text:span></text:p>
      <text:p text:style-name="P22"><text:span text:style-name="T22_1">8</text:span><text:span text:style-name="T22_2">PM</text:span><text:span text:style-name="T22_3"><text:s/>-<text:s/></text:span><text:span text:style-name="T22_4">Team</text:span><text:span text:style-name="T22_5"><text:s/></text:span><text:span text:style-name="T22_6">Formation</text:span></text:p>
      <text:p text:style-name="P23"><text:span text:style-name="T23_1">10</text:span><text:span text:style-name="T23_2">PM</text:span><text:span text:style-name="T23_3"><text:s/>-<text:s/></text:span><text:span text:style-name="T23_4">Optional</text:span><text:span text:style-name="T23_5"><text:s/></text:span><text:span text:style-name="T23_6">Sleepover</text:span><text:span text:style-name="T23_7"><text:s/></text:span><text:span text:style-name="T23_8">In</text:span><text:span text:style-name="T23_9"><text:s/></text:span><text:span text:style-name="T23_10">Venue</text:span></text:p>
      <text:list text:style-name="LS1" xml:id="list0">
        <text:list-item>
          <text:p text:style-name="P24"/>
        </text:list-item>
      </text:list>
      <text:p text:style-name="P25"><text:span text:style-name="T25_1">Saturday</text:span><text:span text:style-name="T25_2"><text:s/></text:span><text:span text:style-name="T25_3">October</text:span><text:span text:style-name="T25_4"><text:s/>8</text:span><text:span text:style-name="T25_5">th</text:span></text:p>
      <text:p text:style-name="P26"><text:span text:style-name="T26_1">9</text:span><text:span text:style-name="T26_2">AM</text:span><text:span text:style-name="T26_3"><text:s/>-<text:s/></text:span><text:span text:style-name="T26_4">Breakfast</text:span></text:p>
      <text:p text:style-name="P27"><text:span text:style-name="T27_1">12:00</text:span><text:span text:style-name="T27_2">PM</text:span><text:span text:style-name="T27_3"><text:s/>-<text:s/></text:span><text:span text:style-name="T27_4">Lunch</text:span></text:p>
      <text:p text:style-name="P28"><text:span text:style-name="T28_1">6:00</text:span><text:span text:style-name="T28_2">PM</text:span><text:span text:style-name="T28_3"><text:s/>-<text:s/></text:span><text:span text:style-name="T28_4">Dinner</text:span></text:p>
      <text:p text:style-name="P29"><text:span text:style-name="T29_1">10</text:span><text:span text:style-name="T29_2">PM</text:span><text:span text:style-name="T29_3"><text:s/>-<text:s/></text:span><text:span text:style-name="T29_4">Optional</text:span><text:span text:style-name="T29_5"><text:s/></text:span><text:span text:style-name="T29_6">Sleepover</text:span><text:span text:style-name="T29_7"><text:s/></text:span><text:span text:style-name="T29_8">In</text:span><text:span text:style-name="T29_9"><text:s/></text:span><text:span text:style-name="T29_10">Venue</text:span></text:p>
      <text:list text:style-name="LS2" xml:id="list1">
        <text:list-item>
          <text:p text:style-name="P30"/>
        </text:list-item>
      </text:list>
      <text:p text:style-name="P31"><text:span text:style-name="T31_1">Sunday</text:span><text:span text:style-name="T31_2"><text:s/></text:span><text:span text:style-name="T31_3">October</text:span><text:span text:style-name="T31_4"><text:s/>9</text:span><text:span text:style-name="T31_5">th</text:span></text:p>
      <text:p text:style-name="P32"><text:span text:style-name="T32_1">9:00</text:span><text:span text:style-name="T32_2">AM</text:span><text:span text:style-name="T32_3"><text:s/>-<text:s/></text:span><text:span text:style-name="T32_4">Breakfast</text:span></text:p>
      <text:p text:style-name="P33"><text:span text:style-name="T33_1">12:00</text:span><text:span text:style-name="T33_2">PM</text:span><text:span text:style-name="T33_3"><text:s/>-<text:s/></text:span><text:span text:style-name="T33_4">Lunch</text:span></text:p>
      <text:p text:style-name="P34"><text:span text:style-name="T34_1">1:00</text:span><text:span text:style-name="T34_2">PM</text:span><text:span text:style-name="T34_3"><text:s/>-<text:s/></text:span><text:span text:style-name="T34_4">Demo</text:span><text:span text:style-name="T34_5"><text:s/></text:span><text:span text:style-name="T34_6">Time</text:span><text:span text:style-name="T34_7">!<text:s/>-<text:s/></text:span><text:span text:style-name="T34_8">end</text:span><text:span text:style-name="T34_9"><text:s/></text:span><text:span text:style-name="T34_10">time</text:span><text:span text:style-name="T34_11"><text:s/></text:span><text:span text:style-name="T34_12">for</text:span><text:span text:style-name="T34_13"><text:s/></text:span><text:span text:style-name="T34_14">Demo</text:span><text:span text:style-name="T34_15"><text:s/></text:span><text:span text:style-name="T34_16">time</text:span><text:span text:style-name="T34_17">?</text:span></text:p>
      <text:p text:style-name="P35"/>
      <text:p text:style-name="P36"/>
      <text:p text:style-name="P37"><text:span text:style-name="T37_1">Organizers</text:span><text:span text:style-name="T37_2"><text:s/>←<text:s/></text:span><text:span text:style-name="T37_3">please</text:span><text:span text:style-name="T37_4"><text:s/></text:span><text:span text:style-name="T37_5">fill</text:span><text:span text:style-name="T37_6"><text:s/></text:span><text:span text:style-name="T37_7">in</text:span><text:span text:style-name="T37_8"><text:s/></text:span><text:span text:style-name="T37_9">a</text:span><text:span text:style-name="T37_10"><text:s/></text:span><text:span text:style-name="T37_11">tiny</text:span><text:span text:style-name="T37_12"><text:s/></text:span><text:span text:style-name="T37_13">bio</text:span><text:span text:style-name="T37_14"><text:s/></text:span><text:span text:style-name="T37_15">after</text:span><text:span text:style-name="T37_16"><text:s/></text:span><text:span text:style-name="T37_17">your</text:span><text:span text:style-name="T37_18"><text:s/></text:span><text:span text:style-name="T37_19">name</text:span><text:span text:style-name="T37_20"><text:s/></text:span><text:span text:style-name="T37_21">and</text:span><text:span text:style-name="T37_22"><text:s/></text:span><text:span text:style-name="T37_23">upload</text:span><text:span text:style-name="T37_24"><text:s/></text:span><text:span text:style-name="T37_25">a</text:span><text:span text:style-name="T37_26"><text:s/></text:span><text:span text:style-name="T37_27">headshot</text:span><text:span text:style-name="T37_28">!</text:span></text:p>
      <text:p text:style-name="P38"><text:span text:style-name="T38_1">Max</text:span><text:span text:style-name="T38_2"><text:s/></text:span><text:span text:style-name="T38_3">Ogden</text:span><text:span text:style-name="T38_4">,<text:s/></text:span><text:span text:style-name="T38_5">Open</text:span><text:span text:style-name="T38_6"><text:s/></text:span><text:span text:style-name="T38_7">source</text:span><text:span text:style-name="T38_8"><text:s/></text:span><text:span text:style-name="T38_9">programmer</text:span><text:span text:style-name="T38_10">,<text:s/></text:span><text:span text:style-name="T38_11">developer</text:span><text:span text:style-name="T38_12"><text:s/></text:span><text:span text:style-name="T38_13">of</text:span><text:span text:style-name="T38_14"><text:s/></text:span><text:span text:style-name="T38_15">scientific</text:span><text:span text:style-name="T38_16"><text:s/></text:span><text:span text:style-name="T38_17">data</text:span><text:span text:style-name="T38_18"><text:s/></text:span><text:span text:style-name="T38_19">sharing</text:span><text:span text:style-name="T38_20"><text:s/></text:span><text:span text:style-name="T38_21">software</text:span><text:span text:style-name="T38_22">,<text:s/></text:span><text:span text:style-name="T38_23">manager</text:span><text:span text:style-name="T38_24"><text:s/></text:span><text:span text:style-name="T38_25">of</text:span><text:span text:style-name="T38_26"><text:s/></text:span><text:span text:style-name="T38_27">the</text:span><text:span text:style-name="T38_28"><text:s/></text:span><text:span text:style-name="T38_29">Dat</text:span><text:span text:style-name="T38_30"><text:s/></text:span><text:span text:style-name="T38_31">project</text:span><text:span text:style-name="T38_32"><text:s/></text:span><text:span text:style-name="T38_33">and</text:span><text:span text:style-name="T38_34"><text:s/></text:span><text:span text:style-name="T38_35">community</text:span><text:span text:style-name="T38_36"><text:s/></text:span><text:span text:style-name="T38_37">organizer</text:span><text:span text:style-name="T38_38">.</text:span></text:p>
      <text:p text:style-name="P39"><text:span text:style-name="T39_1">Jeena</text:span><text:span text:style-name="T39_2"><text:s/></text:span><text:span text:style-name="T39_3">Lee</text:span><text:span text:style-name="T39_4">,<text:s/></text:span><text:span text:style-name="T39_5">MS</text:span><text:span text:style-name="T39_6"><text:s/></text:span><text:span text:style-name="T39_7">candidate</text:span><text:span text:style-name="T39_8"><text:s/></text:span><text:span text:style-name="T39_9">Bioinformatics</text:span><text:span text:style-name="T39_10"><text:s/></text:span><text:span text:style-name="T39_11">and</text:span><text:span text:style-name="T39_12"><text:s/></text:span><text:span text:style-name="T39_13">Rails</text:span><text:span text:style-name="T39_14"><text:s/></text:span><text:span text:style-name="T39_15">Girls</text:span><text:span text:style-name="T39_16"><text:s/></text:span><text:span text:style-name="T39_17">summer</text:span><text:span text:style-name="T39_18"><text:s/></text:span><text:span text:style-name="T39_19">fellow</text:span><text:span text:style-name="T39_20">?</text:span></text:p>
      <text:p text:style-name="P40"><text:span text:style-name="T40_1">Daniela</text:span><text:span text:style-name="T40_2"><text:s/></text:span><text:span text:style-name="T40_3">Saderi</text:span><text:span text:style-name="T40_4">,<text:s/></text:span><text:span text:style-name="T40_5">PhD</text:span><text:span text:style-name="T40_6"><text:s/></text:span><text:span text:style-name="T40_7">candidate</text:span><text:span text:style-name="T40_8"><text:s/></text:span><text:span text:style-name="T40_9">in</text:span><text:span text:style-name="T40_10"><text:s/></text:span><text:span text:style-name="T40_11">Neuroscience</text:span></text:p>
      <text:p text:style-name="P41"><text:span text:style-name="T41_1">Danielle</text:span><text:span text:style-name="T41_2"><text:s/></text:span><text:span text:style-name="T41_3">Robinson</text:span><text:span text:style-name="T41_4">,<text:s/></text:span><text:span text:style-name="T41_5">PhD</text:span><text:span text:style-name="T41_6"><text:s/></text:span><text:span text:style-name="T41_7">candidate</text:span><text:span text:style-name="T41_8"><text:s/></text:span><text:span text:style-name="T41_9">in</text:span><text:span text:style-name="T41_10"><text:s/></text:span><text:span text:style-name="T41_11">Neuroscience</text:span></text:p>
      <text:p text:style-name="P42"><text:span text:style-name="T42_1">Robin</text:span><text:span text:style-name="T42_2"><text:s/></text:span><text:span text:style-name="T42_3">Champieux</text:span><text:span text:style-name="T42_4">,<text:s/></text:span><text:span text:style-name="T42_5">Scholarly</text:span><text:span text:style-name="T42_6"><text:s/></text:span><text:span text:style-name="T42_7">Communication</text:span><text:span text:style-name="T42_8"><text:s/></text:span><text:span text:style-name="T42_9">Librarian</text:span><text:span text:style-name="T42_10"><text:s/></text:span><text:span text:style-name="T42_11">and</text:span><text:span text:style-name="T42_12"><text:s/></text:span><text:span text:style-name="T42_13">open</text:span><text:span text:style-name="T42_14"><text:s/></text:span><text:span text:style-name="T42_15">science</text:span><text:span text:style-name="T42_16"><text:s/></text:span><text:span text:style-name="T42_17">practice</text:span><text:span text:style-name="T42_18"><text:s/></text:span><text:span text:style-name="T42_19">advocate</text:span></text:p>
      <text:p text:style-name="P43"><text:span text:style-name="T43_1">Lilly</text:span><text:span text:style-name="T43_2"><text:s/></text:span><text:span text:style-name="T43_3">Winfree</text:span><text:span text:style-name="T43_4">,<text:s/></text:span><text:span text:style-name="T43_5">PhD</text:span><text:span text:style-name="T43_6"><text:s/></text:span><text:span text:style-name="T43_7">Candidate</text:span><text:span text:style-name="T43_8"><text:s/></text:span><text:span text:style-name="T43_9">in</text:span><text:span text:style-name="T43_10"><text:s/></text:span><text:span text:style-name="T43_11">Neuroscience</text:span></text:p>
      <text:p text:style-name="P44"><text:span text:style-name="T44_1">Erin</text:span><text:span text:style-name="T44_2"><text:s/></text:span><text:span text:style-name="T44_3">Foster</text:span></text:p>
      <text:p text:style-name="P45"/>
      <text:p text:style-name="P46"><text:span text:style-name="T46_1">Sponsorship</text:span><text:span text:style-name="T46_2"><text:s/></text:span><text:span text:style-name="T46_3">Opportunities</text:span></text:p>
      <text:p text:style-name="P47"><text:span text:style-name="T47_1">Nobelist</text:span><text:span text:style-name="T47_2"><text:s/>-<text:s/>$5,000<text:s/>•<text:s/></text:span><text:span text:style-name="T47_3">Exclusive</text:span><text:span text:style-name="T47_4"><text:s/></text:span><text:span text:style-name="T47_5">sponsorship</text:span><text:span text:style-name="T47_6"><text:s/></text:span><text:span text:style-name="T47_7">of</text:span><text:span text:style-name="T47_8"><text:s/></text:span><text:span text:style-name="T47_9">lunches</text:span><text:span text:style-name="T47_10"><text:s/></text:span><text:span text:style-name="T47_11">on</text:span><text:span text:style-name="T47_12"><text:s/></text:span><text:span text:style-name="T47_13">Saturday</text:span><text:span text:style-name="T47_14"><text:s/></text:span><text:span text:style-name="T47_15">and</text:span><text:span text:style-name="T47_16"><text:s/></text:span><text:span text:style-name="T47_17">Sunday</text:span><text:span text:style-name="T47_18"><text:s/>•<text:s/>10<text:s/></text:span><text:span text:style-name="T47_19">min</text:span><text:span text:style-name="T47_20">.<text:s/></text:span><text:span text:style-name="T47_21">speaking</text:span><text:span text:style-name="T47_22"><text:s/></text:span><text:span text:style-name="T47_23">opportunity</text:span><text:span text:style-name="T47_24"><text:s/></text:span><text:span text:style-name="T47_25">during</text:span><text:span text:style-name="T47_26"><text:s/></text:span><text:span text:style-name="T47_27">Friday</text:span><text:span text:style-name="T47_28"><text:s/></text:span><text:span text:style-name="T47_29">evening</text:span><text:span text:style-name="T47_30"><text:s/></text:span><text:span text:style-name="T47_31">Lightning</text:span><text:span text:style-name="T47_32"><text:s/></text:span><text:span text:style-name="T47_33">Talks</text:span><text:span text:style-name="T47_34"><text:s/>•<text:s/></text:span><text:span text:style-name="T47_35">Recognition</text:span><text:span text:style-name="T47_36"><text:s/></text:span><text:span text:style-name="T47_37">by</text:span><text:span text:style-name="T47_38"><text:s/></text:span><text:span text:style-name="T47_39">lead</text:span><text:span text:style-name="T47_40"><text:s/></text:span><text:span text:style-name="T47_41">organizers</text:span><text:span text:style-name="T47_42"><text:s/></text:span><text:span text:style-name="T47_43">during</text:span><text:span text:style-name="T47_44"><text:s/></text:span><text:span text:style-name="T47_45">opening</text:span><text:span text:style-name="T47_46"><text:s/></text:span><text:span text:style-name="T47_47">remarks</text:span><text:span text:style-name="T47_48"><text:s/>•<text:s/></text:span><text:span text:style-name="T47_49">Logo</text:span><text:span text:style-name="T47_50"><text:s/>&amp;<text:s/></text:span><text:span text:style-name="T47_51">Link</text:span><text:span text:style-name="T47_52"><text:s/></text:span><text:span text:style-name="T47_53">on</text:span><text:span text:style-name="T47_54"><text:s/></text:span><text:span text:style-name="T47_55">event</text:span><text:span text:style-name="T47_56"><text:s/></text:span><text:span text:style-name="T47_57">website</text:span><text:span text:style-name="T47_58"><text:s/>•<text:s/></text:span><text:span text:style-name="T47_59">Logo</text:span><text:span text:style-name="T47_60"><text:s/></text:span><text:span text:style-name="T47_61">in</text:span><text:span text:style-name="T47_62"><text:s/></text:span><text:span text:style-name="T47_63">event</text:span><text:span text:style-name="T47_64"><text:s/></text:span><text:span text:style-name="T47_65">program</text:span><text:span text:style-name="T47_66"><text:s/>•<text:s/></text:span><text:span text:style-name="T47_67">Recognition</text:span><text:span text:style-name="T47_68"><text:s/></text:span><text:span text:style-name="T47_69">in</text:span><text:span text:style-name="T47_70"><text:s/></text:span><text:span text:style-name="T47_71">roundup</text:span><text:span text:style-name="T47_72"><text:s/></text:span><text:span text:style-name="T47_73">email</text:span><text:span text:style-name="T47_74"><text:s/></text:span><text:span text:style-name="T47_75">to</text:span><text:span text:style-name="T47_76"><text:s/></text:span><text:span text:style-name="T47_77">attendees</text:span><text:span text:style-name="T47_78"><text:s/>•<text:s/></text:span><text:span text:style-name="T47_79">Promotional</text:span><text:span text:style-name="T47_80"><text:s/></text:span><text:span text:style-name="T47_81">materials</text:span><text:span text:style-name="T47_82"><text:s/>(</text:span><text:span text:style-name="T47_83">provided</text:span><text:span text:style-name="T47_84"><text:s/></text:span><text:span text:style-name="T47_85">by</text:span><text:span text:style-name="T47_86"><text:s/></text:span><text:span text:style-name="T47_87">sponsor</text:span><text:span text:style-name="T47_88">)<text:s/></text:span><text:span text:style-name="T47_89">at</text:span><text:span text:style-name="T47_90"><text:s/></text:span><text:span text:style-name="T47_91">the</text:span><text:span text:style-name="T47_92"><text:s/></text:span><text:span text:style-name="T47_93">event</text:span><text:span text:style-name="T47_94">.<text:s/></text:span></text:p>
      <text:p text:style-name="P48"/>
      <text:p text:style-name="P49"><text:span text:style-name="T49_1">Fellow</text:span><text:span text:style-name="T49_2"><text:s/>-<text:s/>$2,500<text:s/>•<text:s/></text:span><text:span text:style-name="T49_3">Exclusive</text:span><text:span text:style-name="T49_4"><text:s/></text:span><text:span text:style-name="T49_5">sponsorship</text:span><text:span text:style-name="T49_6"><text:s/></text:span><text:span text:style-name="T49_7">of</text:span><text:span text:style-name="T49_8"><text:s/></text:span><text:span text:style-name="T49_9">dinner</text:span><text:span text:style-name="T49_10"><text:s/></text:span><text:span text:style-name="T49_11">on</text:span><text:span text:style-name="T49_12"><text:s/></text:span><text:span text:style-name="T49_13">Saturday</text:span><text:span text:style-name="T49_14"><text:s/></text:span><text:span text:style-name="T49_15">night</text:span><text:span text:style-name="T49_16"><text:s/>•<text:s/>5<text:s/></text:span><text:span text:style-name="T49_17">min</text:span><text:span text:style-name="T49_18">.<text:s/></text:span><text:span text:style-name="T49_19">speaking</text:span><text:span text:style-name="T49_20"><text:s/></text:span><text:span text:style-name="T49_21">opportunity</text:span><text:span text:style-name="T49_22"><text:s/></text:span><text:span text:style-name="T49_23">during</text:span><text:span text:style-name="T49_24"><text:s/></text:span><text:span text:style-name="T49_25">Friday</text:span><text:span text:style-name="T49_26"><text:s/></text:span><text:span text:style-name="T49_27">evening</text:span><text:span text:style-name="T49_28"><text:s/></text:span><text:span text:style-name="T49_29">Lightning</text:span><text:span text:style-name="T49_30"><text:s/></text:span><text:span text:style-name="T49_31">Talks</text:span><text:span text:style-name="T49_32"><text:s/>•<text:s/></text:span><text:span text:style-name="T49_33">Recognition</text:span><text:span text:style-name="T49_34"><text:s/></text:span><text:span text:style-name="T49_35">by</text:span><text:span text:style-name="T49_36"><text:s/></text:span><text:span text:style-name="T49_37">lead</text:span><text:span text:style-name="T49_38"><text:s/></text:span><text:span text:style-name="T49_39">organizers</text:span><text:span text:style-name="T49_40"><text:s/></text:span><text:span text:style-name="T49_41">during</text:span><text:span text:style-name="T49_42"><text:s/></text:span><text:span text:style-name="T49_43">opening</text:span><text:span text:style-name="T49_44"><text:s/></text:span><text:span text:style-name="T49_45">remarks</text:span><text:span text:style-name="T49_46"><text:s/>•<text:s/></text:span><text:span text:style-name="T49_47">Link</text:span><text:span text:style-name="T49_48"><text:s/></text:span><text:span text:style-name="T49_49">on</text:span><text:span text:style-name="T49_50"><text:s/></text:span><text:span text:style-name="T49_51">event</text:span><text:span text:style-name="T49_52"><text:s/></text:span><text:span text:style-name="T49_53">website</text:span><text:span text:style-name="T49_54"><text:s/>•<text:s/></text:span><text:span text:style-name="T49_55">Logo</text:span><text:span text:style-name="T49_56"><text:s/></text:span><text:span text:style-name="T49_57">in</text:span><text:span text:style-name="T49_58"><text:s/></text:span><text:span text:style-name="T49_59">event</text:span><text:span text:style-name="T49_60"><text:s/></text:span><text:span text:style-name="T49_61">program</text:span><text:span text:style-name="T49_62"><text:s/>•<text:s/></text:span><text:span text:style-name="T49_63">Recognition</text:span><text:span text:style-name="T49_64"><text:s/></text:span><text:span text:style-name="T49_65">in</text:span><text:span text:style-name="T49_66"><text:s/></text:span><text:span text:style-name="T49_67">roundup</text:span><text:span text:style-name="T49_68"><text:s/></text:span><text:span text:style-name="T49_69">email</text:span><text:span text:style-name="T49_70"><text:s/></text:span><text:span text:style-name="T49_71">to</text:span><text:span text:style-name="T49_72"><text:s/></text:span><text:span text:style-name="T49_73">attendees</text:span><text:span text:style-name="T49_74"><text:s/>•<text:s/></text:span><text:span text:style-name="T49_75">Promotional</text:span><text:span text:style-name="T49_76"><text:s/></text:span><text:span text:style-name="T49_77">materials</text:span><text:span text:style-name="T49_78"><text:s/>(</text:span><text:span text:style-name="T49_79">provided</text:span><text:span text:style-name="T49_80"><text:s/></text:span><text:span text:style-name="T49_81">by</text:span><text:span text:style-name="T49_82"><text:s/></text:span><text:span text:style-name="T49_83">sponsor</text:span><text:span text:style-name="T49_84">)<text:s/></text:span><text:span text:style-name="T49_85">at</text:span><text:span text:style-name="T49_86"><text:s/></text:span><text:span text:style-name="T49_87">the</text:span><text:span text:style-name="T49_88"><text:s/></text:span><text:span text:style-name="T49_89">event</text:span><text:span text:style-name="T49_90">.</text:span></text:p>
      <text:p text:style-name="P50"/>
      <text:p text:style-name="P51"><text:span text:style-name="T51_1">Inventor</text:span><text:span text:style-name="T51_2"><text:s/>-<text:s/>$1,000<text:s/>•<text:s/></text:span><text:span text:style-name="T51_3">Exclusive</text:span><text:span text:style-name="T51_4"><text:s/></text:span><text:span text:style-name="T51_5">sponsorship</text:span><text:span text:style-name="T51_6"><text:s/></text:span><text:span text:style-name="T51_7">of</text:span><text:span text:style-name="T51_8"><text:s/></text:span><text:span text:style-name="T51_9">a</text:span><text:span text:style-name="T51_10"><text:s/></text:span><text:span text:style-name="T51_11">coffee</text:span><text:span text:style-name="T51_12"><text:s/></text:span><text:span text:style-name="T51_13">break</text:span><text:span text:style-name="T51_14">.<text:s/>•<text:s/></text:span><text:span text:style-name="T51_15">Link</text:span><text:span text:style-name="T51_16"><text:s/></text:span><text:span text:style-name="T51_17">on</text:span><text:span text:style-name="T51_18"><text:s/></text:span><text:span text:style-name="T51_19">event</text:span><text:span text:style-name="T51_20"><text:s/></text:span><text:span text:style-name="T51_21">website</text:span><text:span text:style-name="T51_22"><text:s/>•<text:s/></text:span><text:span text:style-name="T51_23">Logo</text:span><text:span text:style-name="T51_24"><text:s/></text:span><text:span text:style-name="T51_25">in</text:span><text:span text:style-name="T51_26"><text:s/></text:span><text:span text:style-name="T51_27">event</text:span><text:span text:style-name="T51_28"><text:s/></text:span><text:span text:style-name="T51_29">program</text:span><text:span text:style-name="T51_30"><text:s/>•<text:s/></text:span><text:span text:style-name="T51_31">Recognition</text:span><text:span text:style-name="T51_32"><text:s/></text:span><text:span text:style-name="T51_33">in</text:span><text:span text:style-name="T51_34"><text:s/></text:span><text:span text:style-name="T51_35">roundup</text:span><text:span text:style-name="T51_36"><text:s/></text:span><text:span text:style-name="T51_37">email</text:span><text:span text:style-name="T51_38"><text:s/></text:span><text:span text:style-name="T51_39">to</text:span><text:span text:style-name="T51_40"><text:s/></text:span><text:span text:style-name="T51_41">attendees</text:span><text:span text:style-name="T51_42"><text:s/>•<text:s/></text:span><text:span text:style-name="T51_43">Promotional</text:span><text:span text:style-name="T51_44"><text:s/></text:span><text:span text:style-name="T51_45">materials</text:span><text:span text:style-name="T51_46"><text:s/>(</text:span><text:span text:style-name="T51_47">provided</text:span><text:span text:style-name="T51_48"><text:s/></text:span><text:span text:style-name="T51_49">by</text:span><text:span text:style-name="T51_50"><text:s/></text:span><text:span text:style-name="T51_51">sponsor</text:span><text:span text:style-name="T51_52">)<text:s/></text:span><text:span text:style-name="T51_53">at</text:span><text:span text:style-name="T51_54"><text:s/></text:span><text:span text:style-name="T51_55">the</text:span><text:span text:style-name="T51_56"><text:s/></text:span><text:span text:style-name="T51_57">event</text:span><text:span text:style-name="T51_58">.</text:span></text:p>
      <text:p text:style-name="P52"/>
      <text:p text:style-name="P53"><text:span text:style-name="T53_1">Scholar</text:span><text:span text:style-name="T53_2"><text:s/>-<text:s/>$500<text:s/>•<text:s/></text:span><text:span text:style-name="T53_3">Link</text:span><text:span text:style-name="T53_4"><text:s/></text:span><text:span text:style-name="T53_5">on</text:span><text:span text:style-name="T53_6"><text:s/></text:span><text:span text:style-name="T53_7">event</text:span><text:span text:style-name="T53_8"><text:s/></text:span><text:span text:style-name="T53_9">website</text:span><text:span text:style-name="T53_10"><text:s/>•<text:s/></text:span><text:span text:style-name="T53_11">Name</text:span><text:span text:style-name="T53_12"><text:s/></text:span><text:span text:style-name="T53_13">in</text:span><text:span text:style-name="T53_14"><text:s/></text:span><text:span text:style-name="T53_15">event</text:span><text:span text:style-name="T53_16"><text:s/></text:span><text:span text:style-name="T53_17">program</text:span><text:span text:style-name="T53_18"><text:s/>•<text:s/></text:span><text:span text:style-name="T53_19">Promotional</text:span><text:span text:style-name="T53_20"><text:s/></text:span><text:span text:style-name="T53_21">materials</text:span><text:span text:style-name="T53_22"><text:s/>(</text:span><text:span text:style-name="T53_23">provided</text:span><text:span text:style-name="T53_24"><text:s/></text:span><text:span text:style-name="T53_25">by</text:span><text:span text:style-name="T53_26"><text:s/></text:span><text:span text:style-name="T53_27">sponsor</text:span><text:span text:style-name="T53_28">)<text:s/></text:span><text:span text:style-name="T53_29">at</text:span><text:span text:style-name="T53_30"><text:s/></text:span><text:span text:style-name="T53_31">the</text:span><text:span text:style-name="T53_32"><text:s/></text:span><text:span text:style-name="T53_33">event</text:span><text:span text:style-name="T53_34"><text:s/>...</text:span><text:span text:style-name="T53_35">or</text:span><text:span text:style-name="T53_36"><text:s/></text:span><text:span text:style-name="T53_37">we</text:span><text:span text:style-name="T53_38">’</text:span><text:span text:style-name="T53_39">re</text:span><text:span text:style-name="T53_40"><text:s/></text:span><text:span text:style-name="T53_41">open</text:span><text:span text:style-name="T53_42"><text:s/></text:span><text:span text:style-name="T53_43">to</text:span><text:span text:style-name="T53_44"><text:s/></text:span><text:span text:style-name="T53_45">discussing</text:span><text:span text:style-name="T53_46"><text:s/></text:span><text:span text:style-name="T53_47">other</text:span><text:span text:style-name="T53_48"><text:s/></text:span><text:span text:style-name="T53_49">ideas</text:span><text:span text:style-name="T53_50">!<text:s/></text:span></text:p>
      <text:p text:style-name="P54"/>
      <text:p text:style-name="P55"><text:span text:style-name="T55_1">Additional</text:span><text:span text:style-name="T55_2"><text:s/></text:span><text:span text:style-name="T55_3">meal</text:span><text:span text:style-name="T55_4">,<text:s/></text:span><text:span text:style-name="T55_5">coffee</text:span><text:span text:style-name="T55_6">,<text:s/></text:span><text:span text:style-name="T55_7">and</text:span><text:span text:style-name="T55_8"><text:s/></text:span><text:span text:style-name="T55_9">beverage</text:span><text:span text:style-name="T55_10"><text:s/></text:span><text:span text:style-name="T55_11">sponsorship</text:span><text:span text:style-name="T55_12"><text:s/></text:span><text:span text:style-name="T55_13">opportunities</text:span><text:span text:style-name="T55_14"><text:s/></text:span><text:span text:style-name="T55_15">are</text:span><text:span text:style-name="T55_16"><text:s/></text:span><text:span text:style-name="T55_17">available</text:span><text:span text:style-name="T55_18">!</text:span></text:p>
      <text:p text:style-name="P56"/>
      <text:p text:style-name="P57"><text:span text:style-name="T57_1"><text:a xlink:type="simple" xlink:href="http://portland.sciencehackday.org/"><text:span text:style-name="T57_2">http</text:span></text:a></text:span><text:span text:style-name="T57_3"><text:a xlink:type="simple" xlink:href="http://portland.sciencehackday.org/"><text:span text:style-name="T57_4">://</text:span></text:a></text:span><text:span text:style-name="T57_5"><text:a xlink:type="simple" xlink:href="http://portland.sciencehackday.org/"><text:span text:style-name="T57_6">portland</text:span></text:a></text:span><text:span text:style-name="T57_7"><text:a xlink:type="simple" xlink:href="http://portland.sciencehackday.org/"><text:span text:style-name="T57_8">.</text:span></text:a></text:span><text:span text:style-name="T57_9"><text:a xlink:type="simple" xlink:href="http://portland.sciencehackday.org/"><text:span text:style-name="T57_10">sciencehackday</text:span></text:a></text:span><text:span text:style-name="T57_11"><text:a xlink:type="simple" xlink:href="http://portland.sciencehackday.org/"><text:span text:style-name="T57_12">.</text:span></text:a></text:span><text:span text:style-name="T57_13"><text:a xlink:type="simple" xlink:href="http://portland.sciencehackday.org/"><text:span text:style-name="T57_14">org</text:span></text:a></text:span><text:span text:style-name="T57_15"><text:a xlink:type="simple" xlink:href="http://portland.sciencehackday.org/"><text:span text:style-name="T57_16">/</text:span></text:a></text:span></text:p>
      <text:p text:style-name="P58"><text:span text:style-name="T58_1"><text:a xlink:type="simple" xlink:href="http://sciencehackday.com"><text:span text:style-name="T58_2">http</text:span></text:a></text:span><text:span text:style-name="T58_3"><text:a xlink:type="simple" xlink:href="http://sciencehackday.com"><text:span text:style-name="T58_4">://</text:span></text:a></text:span><text:span text:style-name="T58_5"><text:a xlink:type="simple" xlink:href="http://sciencehackday.com"><text:span text:style-name="T58_6">sciencehackday</text:span></text:a></text:span><text:span text:style-name="T58_7">.</text:span><text:span text:style-name="T58_8">org</text:span><text:span text:style-name="T58_9">/</text:span></text:p>
      <text:p text:style-name="P59"/>
      <text:p text:style-name="P60"><text:span text:style-name="T60_1">Thank</text:span><text:span text:style-name="T60_2"><text:s/></text:span><text:span text:style-name="T60_3">You</text:span><text:span text:style-name="T60_4">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background-color="#1c406c" fo:color="#b2cceb" style:font-name="Arial" fo:font-size="18pt" style:font-name-asian="Arial" style:font-size-asian="18pt" style:font-name-complex="Arial" style:font-size-complex="18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background-color="#1c406c" fo:color="#b2cceb" style:font-name="Arial" fo:font-size="18pt" style:font-name-asian="Arial" style:font-size-asian="18pt" style:font-name-complex="Arial" style:font-size-complex="18pt"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background-color="#1c406c" fo:color="#b2cceb" style:font-name="Arial" fo:font-size="18pt" style:font-name-asian="Arial" style:font-size-asian="18pt" style:font-name-complex="Arial" style:font-size-complex="18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background-color="#1c406c" fo:color="#b2cceb" style:font-name="Arial" fo:font-size="18pt" style:font-name-asian="Arial" style:font-size-asian="18pt" style:font-name-complex="Arial" style:font-size-complex="18pt" style:text-underline-style="none"/>
      </text:list-level-style-number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